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Hiragino Mincho ProN"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STSong" fo:letter-spacing="0.0000in"/>
    </style:style>
    <style:style style:name="T9" style:family="text">
      <style:text-properties style:font-name="Times" fo:font-style="italic" fo:font-style-asian="italic" fo:font-style-complex="italic"/>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鄭豐遠   |  2021.03.16 07:27   |   <text:a xlink:type="simple" xlink:href="http://palinfo.habago.org/Entry?Command=Information_PrintForum#FORUM40398"><text:span text:style-name="T1">#</text:span></text:a></text:p>
      <text:p text:style-name="P3">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2">陳真   |  2021.03.16 01:47   |   <text:a xlink:type="simple" xlink:href="http://palinfo.habago.org/Entry?Command=Information_PrintForum#FORUM40397"><text:span text:style-name="T1">#</text:span></text:a></text:p>
      <text:p text:style-name="P4">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2">陳真   |  2021.03.15 19:48   |   <text:a xlink:type="simple" xlink:href="http://palinfo.habago.org/Entry?Command=Information_PrintForum#FORUM40396"><text:span text:style-name="T1">#</text:span></text:a></text:p>
      <text:p text:style-name="P3">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2">施宏欣   |  2021.03.15 19:34   |   <text:a xlink:type="simple" xlink:href="http://palinfo.habago.org/Entry?Command=Information_PrintForum#FORUM40395"><text:span text:style-name="T1">#</text:span></text:a></text:p>
      <text:p text:style-name="P4">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2">鄭豐遠   |  2021.03.15 12:05   |   <text:a xlink:type="simple" xlink:href="http://palinfo.habago.org/Entry?Command=Information_PrintForum#FORUM40394"><text:span text:style-name="T1">#</text:span></text:a></text:p>
      <text:p text:style-name="P3">不能再同意了。希望我有生之年能看到那天。</text:p>
      <text:p text:style-name="P2">陳真   |  2021.03.15 10:12   |   <text:a xlink:type="simple" xlink:href="http://palinfo.habago.org/Entry?Command=Information_PrintForum#FORUM40393"><text:span text:style-name="T1">#</text:span></text:a></text:p>
      <text:p text:style-name="P4">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2">許世勤   |  2021.03.15 08:59   |   <text:a xlink:type="simple" xlink:href="http://palinfo.habago.org/Entry?Command=Information_PrintForum#FORUM40392"><text:span text:style-name="T1">#</text:span></text:a></text:p>
      <text:p text:style-name="P3">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5"><text:span text:style-name="T2">孫從輔</text:span><text:span text:style-name="T3"><text:s/>  |  2021.03.14 07:02   |   </text:span><text:a xlink:type="simple" xlink:href="http://palinfo.habago.org/Entry?Command=Information_PrintForum#FORUM40391"><text:span text:style-name="T4">#</text:span></text:a></text:p>
      <text:p text:style-name="P6"><text:span text:style-name="T3">下面旺報那篇《以香港攬炒不歸路為鑑》社評中，「民主」一詞共出現</text:span><text:span text:style-name="T5">14</text:span><text:span text:style-name="T3">次，好像在唸咒一樣，但次次都是偏用、誤用、濫用到令人匪夷所思的程度。讀者讀的時候應該要把民主用</text:span><text:span text:style-name="T6">◯</text:span><text:span text:style-name="T5"><text:s/></text:span><text:span text:style-name="T6">◯取代，再自己想想應該填入什麼詞比較恰當，才不會被咒語誤導。在我來看，在多處用「西方殖民化」或「西方附庸化」來取代「民主化」可能更貼切。</text:span><text:span text:style-name="T5"><text:line-break/><text:line-break/></text:span><text:span text:style-name="T3">我判斷香港政治改革後，港府治理方式會向中共中央政府的治理模式靠近，而港人對港府的滿意度，也會隨時間慢慢上升到和大陸人民對政府滿意度差不多的水平。這才是民主。</text:span></text:p>
      <text:p text:style-name="P5"><text:span text:style-name="T2">秉叡</text:span><text:span text:style-name="T3"><text:s/>  |  2021.03.14 05:39   |   </text:span><text:a xlink:type="simple" xlink:href="http://palinfo.habago.org/Entry?Command=Information_PrintForum#FORUM40390"><text:span text:style-name="T4">#</text:span></text:a></text:p>
      <text:p text:style-name="P7"><text:span text:style-name="T3">旺報社評》以香港攬炒不歸路為鑑</text:span><text:span text:style-name="T5"><text:line-break/><text:line-break/>19:062021/03/07 </text:span><text:span text:style-name="T3">言論</text:span><text:span text:style-name="T5"><text:s/></text:span><text:span text:style-name="T3">言論部</text:span><text:span text:style-name="T5"><text:line-break/><text:line-break/></text:span><text:span text:style-name="T3">今年大陸兩會報告涉台部分照本宣科，並無新意，真正的震撼彈是人大對香港選舉制度進行大幅變更，立法會直選議席壓縮至不到</text:span><text:span text:style-name="T5">3</text:span><text:span text:style-name="T3">成，增設嚴格的資格審查制度。無論北京如何重申「一國」底線多麼重要、如何強調對香港反中勢力忍無可忍，香港政治制度離《基本法》所設定的民主化遠景目標漸行漸遠，卻是不爭的事實。</text:span><text:span text:style-name="T5"><text:line-break/><text:line-break/><text:line-break/></text:span><text:span text:style-name="T3">威權政體民主轉型兩要素</text:span><text:span text:style-name="T5"><text:line-break/><text:line-break/></text:span><text:span text:style-name="T3">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5">97</text:span><text:span text:style-name="T3">後反對派擁有一定的活動空間，北京對泛民「反共愛國」主張曾有所包容，同時香港國際化程度高、金融地位對大陸經濟相當重要，故在回歸後</text:span><text:span text:style-name="T5">15</text:span><text:span text:style-name="T3">年內，北京很少正面或高調介入香港政治，對碰觸香港政治制度更是慎之又慎。</text:span><text:span text:style-name="T5"><text:line-break/><text:line-break/><text:line-break/></text:span><text:span text:style-name="T3">依照世人普遍認知的情境，《香港基本法》為一個更加開放、民主的香港政治制度擘畫了路線圖，也是一個和平穩定的民主轉型方案：</text:span><text:span text:style-name="T5">97</text:span><text:span text:style-name="T3">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5"><text:line-break/><text:line-break/><text:line-break/></text:span><text:span text:style-name="T3">當然，包括港府、北京在內，也曾認真考慮過逐步放開普選，但在「特首不能和中央作對」的考量下，北京在</text:span><text:span text:style-name="T5">2014</text:span><text:span text:style-name="T3">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5"><text:line-break/><text:line-break/><text:line-break/></text:span><text:span text:style-name="T3">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5"><text:line-break/><text:line-break/><text:line-break/></text:span><text:span text:style-name="T3">逢中必反</text:span><text:span text:style-name="T5"><text:s/></text:span><text:span text:style-name="T3">摧毀信任基礎</text:span><text:span text:style-name="T5"><text:line-break/><text:line-break/></text:span><text:span text:style-name="T3">過去</text:span><text:span text:style-name="T5">5</text:span><text:span text:style-name="T3">年，香港反對派「逢中必反」的激進言行徹底摧毀與北京建立信任和溝通的基礎，「反送中」運動標誌著北京對香港政壇的容忍成本驟升。與此同時，陸資愈加控制香港金融命脈，歐美近</text:span><text:span text:style-name="T5">1</text:span><text:span text:style-name="T3">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5"><text:line-break/><text:line-break/><text:line-break/></text:span><text:span text:style-name="T3">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5"><text:line-break/><text:line-break/><text:line-break/></text:span><text:span text:style-name="T3">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5"><text:line-break/><text:line-break/><text:line-break/></text:span><text:span text:style-name="T3">台灣、香港都是中華民族的一份子。很遺憾，港人終究無法以穩定、平順的方式應對，引導北京，讓自由民主制度在中華民族生根開花。作為唯一民主化成功的華人社會，台灣當引以為鑑。</text:span><text:span text:style-name="T5"><text:line-break/><text:line-break/></text:span><text:a xlink:type="simple" xlink:href="https://www.chinatimes.com/opinion/20210307002385-262102?chdtv"><text:span text:style-name="T7">https://www.chinatimes.com/opinion/20210307002385-262102?chdtv</text:span></text:a><text:span text:style-name="T5"><text:line-break/><text:line-break/><text:line-break/></text:span></text:p>
      <text:p text:style-name="P5"><text:span text:style-name="T2">陳真</text:span><text:span text:style-name="T3"><text:s/>  |  2021.03.14 02:31   |   </text:span><text:a xlink:type="simple" xlink:href="http://palinfo.habago.org/Entry?Command=Information_PrintForum#FORUM40389"><text:span text:style-name="T4">#</text:span></text:a></text:p>
      <text:p text:style-name="P6"><text:span text:style-name="T3">從鄭南榕與詹益樺自焚說起</text:span><text:span text:style-name="T5">(</text:span><text:span text:style-name="T3">三</text:span><text:span text:style-name="T5">)</text:span><text:span text:style-name="T3">：歷史像小說，但不是小說</text:span><text:span text:style-name="T5"><text:line-break/><text:line-break/></text:span><text:span text:style-name="T3">陳真</text:span><text:span text:style-name="T5"><text:line-break/><text:line-break/>2021. 03. 14.<text:line-break/><text:line-break/><text:line-break/></text:span><text:span text:style-name="T3">鄭南榕與詹益樺的事，我寫過不少，但跟我所知相比，我只是寫出冰山一角，現在也只能說說重點。實際上，很多話已經說過很多次。</text:span><text:span text:style-name="T5"><text:line-break/><text:line-break/></text:span><text:span text:style-name="T3">認識鄭南榕的人很多，但是詹益樺是基層黨工，認識他的人很少，更不用說熟識。我想，我很可能是至今還活著的人裏頭，對他的想法以及他生前最後那幾年</text:span><text:span text:style-name="T5">(</text:span><text:span text:style-name="T3">特別是他生命的最後幾天</text:span><text:span text:style-name="T5">)</text:span><text:span text:style-name="T3">最了解他的人。</text:span><text:span text:style-name="T5"><text:line-break/><text:line-break/></text:span><text:span text:style-name="T3">從阿樺加入黨外，不久之後來到高雄加入我們</text:span><text:span text:style-name="T5">(</text:span><text:span text:style-name="T3">戴振耀領導的農權會</text:span><text:span text:style-name="T5">)</text:span><text:span text:style-name="T3">，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5"><text:line-break/><text:line-break/>1989</text:span><text:span text:style-name="T3">年</text:span><text:span text:style-name="T5">5</text:span><text:span text:style-name="T3">月</text:span><text:span text:style-name="T5">19</text:span><text:span text:style-name="T3">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5"><text:line-break/><text:line-break/></text:span><text:span text:style-name="T3">來到台大醫院，我和阿耀兩人把他搬上病床，他的後腦勺有一團被大火焚燒而隆起的巨大血腫，突然整個破掉，流出一灘黑色的血。</text:span><text:span text:style-name="T5"><text:line-break/><text:line-break/></text:span><text:span text:style-name="T3">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5"><text:line-break/><text:line-break/></text:span><text:span text:style-name="T3">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5"><text:line-break/><text:line-break/></text:span><text:span text:style-name="T3">我長年不接受採訪，但是幾年前破了一次例，有個人叫廖建華，說要拍攝有關詹益樺的影片或是寫有關他的書</text:span><text:span text:style-name="T5"><text:s/>(</text:span><text:span text:style-name="T3">我不是很確定</text:span><text:span text:style-name="T5">)</text:span><text:span text:style-name="T3">。一開始我拒絕受訪，但是對方再三請求，念在詹益樺普遍被誤解被利用、想要替他說兩句的份上，我就答應了。</text:span><text:span text:style-name="T5"><text:line-break/><text:line-break/></text:span><text:span text:style-name="T3">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5"><text:line-break/><text:line-break/></text:span><text:span text:style-name="T3">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5"><text:line-break/><text:line-break/></text:span><text:span text:style-name="T3">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5"><text:line-break/><text:line-break/></text:span><text:span text:style-name="T3">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5">(</text:span><text:span text:style-name="T3">多啦</text:span><text:span text:style-name="T5">A</text:span><text:span text:style-name="T3">夢</text:span><text:span text:style-name="T5">)</text:span><text:span text:style-name="T3">才行。</text:span><text:span text:style-name="T5"><text:line-break/><text:line-break/></text:span><text:span text:style-name="T3">我看那位汪怡昕導演滿口「還原歷史」、「還原記憶」，這麼會鬼扯蛋，由此可以看出他應該會很有前途才對。我敢保證，他「還原歷史」、「還原記憶」的結果，肯定會是時下當權者所要大聲鼓掌叫好的。</text:span><text:span text:style-name="T5"><text:line-break/><text:line-break/></text:span><text:span text:style-name="T3">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5"><text:line-break/><text:line-break/></text:span><text:span text:style-name="T3">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5"><text:line-break/><text:line-break/></text:span><text:span text:style-name="T3">一直批評原告</text:span><text:span text:style-name="T5">(</text:span><text:span text:style-name="T3">汪導</text:span><text:span text:style-name="T5">)</text:span><text:span text:style-name="T3">，有點不公平。下回再說被告吳敬棠先生到底錯在哪。待續。</text:span></text:p>
      <text:p text:style-name="P5"><text:span text:style-name="T2">鄭豐遠</text:span><text:span text:style-name="T3"><text:s/>  |  2021.03.13 08:58   |   </text:span><text:a xlink:type="simple" xlink:href="http://palinfo.habago.org/Entry?Command=Information_PrintForum#FORUM40388"><text:span text:style-name="T4">#</text:span></text:a></text:p>
      <text:p text:style-name="P7"><text:span text:style-name="T3">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5"><text:s/>(</text:span><text:span text:style-name="T3">奇怪了，難道人不是一種動物嗎</text:span><text:span text:style-name="T5">?)</text:span><text:span text:style-name="T3">。對待中國人就更別說了</text:span><text:span text:style-name="T5">; </text:span><text:span text:style-name="T3">我敢說在大多數西方人的心目中，一個中國人的命還比不上一條狗。</text:span><text:span text:style-name="T5"><text:line-break/><text:line-break/></text:span><text:span text:style-name="T3">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5"><text:s/>11 </text:span><text:span text:style-name="T3">歲小孩活活被凍死。當時德州一位市長卻說</text:span><text:span text:style-name="T5"><text:s/>"</text:span><text:span text:style-name="T3">政府不欠你們什麼，沒有責任在這種時候幫助你們</text:span><text:span text:style-name="T5">"</text:span><text:span text:style-name="T3">，還說</text:span><text:span text:style-name="T5">"</text:span><text:span text:style-name="T3">厭倦了人們要求施捨</text:span><text:span text:style-name="T5">"</text:span><text:span text:style-name="T3">，</text:span><text:span text:style-name="T5">"</text:span><text:span text:style-name="T3">強者才能生存，弱者只會滅亡</text:span><text:span text:style-name="T5">"</text:span><text:span text:style-name="T3">。</text:span><text:span text:style-name="T5"><text:line-break/><text:line-break/></text:span><text:span text:style-name="T3">剛來澳洲時，大概看起來就像外來者，經常有不熟的洋人劈頭就問我</text:span><text:span text:style-name="T5">: </text:span><text:span text:style-name="T3">你們中國人是不是吃狗</text:span><text:span text:style-name="T5">? </text:span><text:span text:style-name="T3">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5">: </text:span><text:span text:style-name="T3">吃啊，當然吃。我們餓起來連你們澳洲人都吃</text:span><text:span text:style-name="T5">!<text:line-break/><text:line-break/></text:span><text:span text:style-name="T3">昨晚一對朋友向我求救，因為男方突然劇烈腹痛，女生不會開車，只得由我們載去急診室，他們家那隻幾個月大的小狗沒人照顧，也由我們帶回家過夜。這隻可愛的小狗現在就在我旁邊。</text:span><text:span text:style-name="T5"><text:line-break/><text:line-break/></text:span><text:span text:style-name="T3">說來巧，剛好看到這個影片，十分好笑、傳神</text:span><text:span text:style-name="T5">:<text:line-break/></text:span><text:a xlink:type="simple" xlink:href="https://youtu.be/JnRQxJWeyCY"><text:span text:style-name="T7">https://youtu.be/JnRQxJWeyCY</text:span></text:a></text:p>
      <text:p text:style-name="P5"><text:span text:style-name="T2">鄭豐遠</text:span><text:span text:style-name="T3"><text:s/>  |  2021.03.12 07:57   |   </text:span><text:a xlink:type="simple" xlink:href="http://palinfo.habago.org/Entry?Command=Information_PrintForum#FORUM40387"><text:span text:style-name="T4">#</text:span></text:a></text:p>
      <text:p text:style-name="P6"><text:span text:style-name="T3">從小到大，不論在現實生活或網路見過的所有人，無不希望自己比別人聰慧，比別人更有美感鑑賞力，比別人勇敢，比別人更良善。人性如此，無人不想成為一個例外。問題是，有多少人是例外</text:span><text:span text:style-name="T5">? </text:span><text:span text:style-name="T3">如果例外成了絕大多數，它還會是例外嗎</text:span><text:span text:style-name="T5">?<text:line-break/><text:line-break/></text:span><text:span text:style-name="T3">這幾年我常有一個感覺，看一個人的綜合人品智能高低，其實只要看一件事就夠了，那就是看他對中國的態度。</text:span><text:span text:style-name="T5"><text:line-break/><text:line-break/></text:span><text:span text:style-name="T3">腦殘大概會以脊柱反射的速度抗議</text:span><text:span text:style-name="T5">: </text:span><text:span text:style-name="T3">不要凡事都政治化</text:span><text:span text:style-name="T5">!<text:line-break/><text:line-break/></text:span><text:span text:style-name="T3">單就這樣一種抗議，其實就說明了很多事。另外一種態度就是特意避而不談，比如說「我對政治沒有興趣」。我自己就常使用這個藉口，特別是和台灣人聊天時，如果聊到大陸，我就會趕緊說</text:span><text:span text:style-name="T5">: </text:span><text:span text:style-name="T3">「我對政治沒興趣，平常沒什麼在關心啦」藉以趕快轉移話題，以免尷尬或傷和氣。</text:span><text:span text:style-name="T5"><text:line-break/><text:line-break/></text:span><text:span text:style-name="T3">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5">?<text:line-break/><text:line-break/></text:span><text:span text:style-name="T3">短短幾年，透過無數瘋狂洗腦轟炸，華人在澳洲現在的處境究竟有多惡劣，不妨看看中國駐澳大使館的網頁</text:span><text:span text:style-name="T5">:<text:line-break/></text:span><text:a xlink:type="simple" xlink:href="http://au.china-embassy.org/chn/mtjjsbxw/"><text:span text:style-name="T7">http://au.china-embassy.org/chn/mtjjsbxw/</text:span></text:a><text:span text:style-name="T5"><text:line-break/><text:line-break/></text:span><text:span text:style-name="T3">裡頭其中一則</text:span><text:span text:style-name="T5">:<text:line-break/></text:span><text:a xlink:type="simple" xlink:href="https://www.sohu.com/a/453880669_162522"><text:span text:style-name="T7">https://www.sohu.com/a/453880669_162522</text:span></text:a><text:span text:style-name="T5"><text:line-break/>(</text:span><text:span text:style-name="T3">澳民</text:span><text:span text:style-name="T8">调称去年近</text:span><text:span text:style-name="T5">1/5</text:span><text:span text:style-name="T3">在澳华人遭人身威</text:span><text:span text:style-name="T8">胁或攻击，外交部回应</text:span><text:span text:style-name="T5">)<text:line-break/><text:line-break/></text:span><text:span text:style-name="T3">這和你無關嗎</text:span><text:span text:style-name="T5">? </text:span><text:span text:style-name="T3">如果你和我一樣活在澳洲，你還會覺得無關嗎</text:span><text:span text:style-name="T5">?<text:line-break/><text:line-break/></text:span><text:span text:style-name="T3">就算退一步</text:span><text:span text:style-name="T5"><text:s/>(</text:span><text:span text:style-name="T3">在我看是進一步</text:span><text:span text:style-name="T5">) </text:span><text:span text:style-name="T3">說，難道一個人的美感不重要嗎</text:span><text:span text:style-name="T5">? </text:span><text:span text:style-name="T3">你如何評價欣賞人事物，其實就在根本上反映了你的心智和人品。</text:span><text:span text:style-name="T5"><text:line-break/><text:line-break/></text:span><text:span text:style-name="T3">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5">”</text:span><text:span text:style-name="T3">攪屎棍</text:span><text:span text:style-name="T5">”</text:span><text:span text:style-name="T3">，很傳神。似乎不管是國家或個人，英國不但封閉傲慢，而且成事不足，敗事有餘。敗事之餘還能把你搞得烏煙瘴氣，遍地髒屎。</text:span><text:span text:style-name="T5"><text:line-break/><text:line-break/></text:span><text:span text:style-name="T3">最近常看日本紀錄片導演竹內亮的</text:span><text:span text:style-name="T5">”</text:span><text:span text:style-name="T3">我住在這裡的理由</text:span><text:span text:style-name="T5">”</text:span><text:span text:style-name="T3">，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5"><text:line-break/><text:line-break/></text:span><text:span text:style-name="T3">有關日本的那種封閉、壓抑和排外，不妨看看這個訪談</text:span><text:span text:style-name="T5"><text:s/>(</text:span><text:span text:style-name="T3">不是竹內亮拍的</text:span><text:span text:style-name="T5">): </text:span><text:a xlink:type="simple" xlink:href="https://youtu.be/r8CxAL-uONM"><text:span text:style-name="T7">https://youtu.be/r8CxAL-uONM</text:span></text:a><text:span text:style-name="T5"><text:line-break/><text:line-break/></text:span><text:span text:style-name="T3">外國人到中國，哪怕你只能說上兩句彆腳中文，中國人都非常歡迎你，更別說像這位小松洋大，中國人簡直就把你當自己人了。但是放眼望去，全世界有哪個國家有如此寬大的心胸</text:span><text:span text:style-name="T5">? </text:span><text:span text:style-name="T3">澳洲土地面積很大，但心胸卻極度極度狹小，就算你英文說得滿分，也永遠會被當作一個外人，甚至不被當成人來看待。</text:span><text:span text:style-name="T5"><text:line-break/><text:line-break/></text:span><text:span text:style-name="T3">我今年四十五歲，但這幾年感覺老化很快，身心各方面感覺像六十幾歲了。但即便如此，我也仍然希望抓住最後的機會，看看能不能投奔祖國，圓一個夢，回一次家。</text:span></text:p>
      <text:p text:style-name="P5"><text:span text:style-name="T2">陳真</text:span><text:span text:style-name="T3"><text:s/>  |  2021.03.11 22:04   |   </text:span><text:a xlink:type="simple" xlink:href="http://palinfo.habago.org/Entry?Command=Information_PrintForum#FORUM40386"><text:span text:style-name="T4">#</text:span></text:a></text:p>
      <text:p text:style-name="P7"><text:span text:style-name="T3">謝謝仕弘，</text:span><text:span text:style-name="T5"><text:line-break/><text:line-break/></text:span><text:span text:style-name="T3">我覺得，世界說大不大，但總比一個封閉小島要大很多，因此，出外走走總是好的。</text:span><text:span text:style-name="T5"><text:line-break/><text:line-break/></text:span><text:span text:style-name="T3">我講的大小有兩層意義：</text:span><text:span text:style-name="T5"><text:line-break/><text:line-break/></text:span><text:span text:style-name="T3">第一，小地方不見得小，大面積也不一定大；大小不是一種尺寸，而是一種可能性，講庸俗點就是所謂多元與內在文化的深厚。</text:span><text:span text:style-name="T5"><text:line-break/><text:line-break/></text:span><text:span text:style-name="T3">我去過許多國家，祖國帶給我最大的文化啟發與思想震撼，英國和日本則是最讓我感到窒息。特別是英國，特別是劍橋，就像維根斯坦所說，</text:span><text:span text:style-name="T5">"</text:span><text:span text:style-name="T3">缺乏氧氣，令人窒息</text:span><text:span text:style-name="T5">"</text:span><text:span text:style-name="T3">。還好我自己可以進行光合作用，自己生產氧氣，沒有活活悶死。在劍橋，連看電影都感覺好像跟一群蛋頭學者一起參加研討會那種</text:span><text:span text:style-name="T5"><text:s/>"</text:span><text:span text:style-name="T3">腦筋不轉彎</text:span><text:span text:style-name="T5">" </text:span><text:span text:style-name="T3">的感覺。</text:span><text:span text:style-name="T5"><text:line-break/><text:line-break/></text:span><text:span text:style-name="T3">連</text:span><text:span text:style-name="T5"><text:s/>"</text:span><text:span text:style-name="T3">英國狗</text:span><text:span text:style-name="T5">" </text:span><text:span text:style-name="T3">都讓人受不了，目不斜視，走路像踢正步，完全不受食物的誘惑。我寫過非常多這類文章，只是年代久遠，不知下落。我記得自己還寫過一篇</text:span><text:span text:style-name="T5"><text:s/>"</text:span><text:span text:style-name="T3">蒼蠅與我</text:span><text:span text:style-name="T5">"</text:span><text:span text:style-name="T3">，刻畫出</text:span><text:span text:style-name="T5"><text:s/>"</text:span><text:span text:style-name="T3">英國蒼蠅</text:span><text:span text:style-name="T5">" </text:span><text:span text:style-name="T3">令人窒息的樣貌。</text:span><text:span text:style-name="T5"><text:line-break/><text:line-break/></text:span><text:span text:style-name="T3">至於日本，就像一個大一點的</text:span><text:span text:style-name="T5"><text:s/>"</text:span><text:span text:style-name="T3">小台北</text:span><text:span text:style-name="T5">"</text:span><text:span text:style-name="T3">，當然，我指的是像東京那樣的城市。說它</text:span><text:span text:style-name="T5"><text:s/>"</text:span><text:span text:style-name="T3">小</text:span><text:span text:style-name="T5">" </text:span><text:span text:style-name="T3">是因為日本也很封閉，很排外，很自以為是。</text:span><text:span text:style-name="T5"><text:line-break/><text:line-break/></text:span><text:span text:style-name="T3">祖國讓我感到最自由，最豐厚，最愉悅與滿足。若要說它有什麼缺點就是太自由，太多元，簡單說就是太</text:span><text:span text:style-name="T5">wild</text:span><text:span text:style-name="T3">。</text:span><text:span text:style-name="T5">wild </text:span><text:span text:style-name="T3">在此做正面解，並非貶詞，指的是一種創新活力。我覺得自己跟不上那樣一種狂野大膽與創新。</text:span><text:span text:style-name="T5"><text:line-break/><text:line-break/></text:span><text:span text:style-name="T3">更加跟不上腳步的是，相較於對岸之狂野，我太文明太文雅太守規矩了。梭羅說，</text:span><text:span text:style-name="T5">"</text:span><text:span text:style-name="T3">有多少狂野，就有多少生命。</text:span><text:span text:style-name="T5">" </text:span><text:span text:style-name="T3">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5"><text:line-break/><text:line-break/></text:span><text:span text:style-name="T3">第二，大小並非好壞，畢竟壞經驗也是經驗，足以成其大。</text:span><text:span text:style-name="T5"><text:line-break/><text:line-break/></text:span><text:span text:style-name="T3">就像我家開電影院，跟李小龍一樣，屬嘉禾院線，我從小看香港爛片長大</text:span><text:span text:style-name="T5">(</text:span><text:span text:style-name="T3">指的是李小龍和成龍之外的一大堆武打片</text:span><text:span text:style-name="T5">)</text:span><text:span text:style-name="T3">。但是，這些爛片，經過我的一番消化，卻似乎對我產生很好的影響。</text:span><text:span text:style-name="T5"><text:line-break/><text:line-break/></text:span><text:span text:style-name="T3">因此，只要走出去就好，去哪都行。只要經濟許可或各種私人因素許可，世界各地到處看看總是好的。</text:span><text:span text:style-name="T5"><text:line-break/><text:line-break/></text:span><text:span text:style-name="T3">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5"><text:line-break/><text:line-break/></text:span><text:span text:style-name="T3">我常覺得，這樣一些蠢材，所謂出國留學，只是從這口井跳到另一口井，井一般的眼光與世界並沒有任何改變，一樣乏味，一樣封閉，一樣腦殘，一樣猥瑣。</text:span></text:p>
      <text:p text:style-name="P5"><text:span text:style-name="T2">蔡仕弘</text:span><text:span text:style-name="T3"><text:s/>  |  2021.03.11 14:17   |   </text:span><text:a xlink:type="simple" xlink:href="http://palinfo.habago.org/Entry?Command=Information_PrintForum#FORUM40385"><text:span text:style-name="T4">#</text:span></text:a></text:p>
      <text:p text:style-name="P6"><text:span text:style-name="T3">陳真老師您好，</text:span><text:span text:style-name="T5"><text:line-break/><text:line-break/></text:span><text:span text:style-name="T3">我是從以前大學經濟學教授那邊先看到臉書粉絲團才過來的</text:span><text:span text:style-name="T5"><text:line-break/></text:span><text:span text:style-name="T3">但我發現粉絲團貼您文章可能沒有全貼，</text:span><text:span text:style-name="T5"><text:line-break/></text:span><text:span text:style-name="T3">所以過來這邊留言。</text:span><text:span text:style-name="T5"><text:line-break/></text:span><text:span text:style-name="T3">德不孤必有鄰</text:span><text:span text:style-name="T5"><text:line-break/></text:span><text:span text:style-name="T3">您寫的文章我有看到，但閱讀速度不夠快。</text:span><text:span text:style-name="T5"><text:line-break/></text:span><text:span text:style-name="T3">無法全部看完了解您全部的思想，但我會持續關注您。</text:span><text:span text:style-name="T5"><text:line-break/></text:span><text:span text:style-name="T3">希望您持續寫作。</text:span><text:span text:style-name="T5"><text:line-break/><text:line-break/><text:line-break/></text:span><text:span text:style-name="T3">剛好看到</text:span><text:span text:style-name="T5">3/10</text:span><text:span text:style-name="T3">號有個年輕人留言，是不是年輕人只能海外發展了</text:span><text:span text:style-name="T5"><text:line-break/></text:span><text:span text:style-name="T3">我也不知道我算不算年輕人，我</text:span><text:span text:style-name="T5">35</text:span><text:span text:style-name="T3">歲，在日本第九年。</text:span><text:span text:style-name="T5"><text:line-break/></text:span><text:span text:style-name="T3">我的建議是可以到世界各國看一看，</text:span><text:span text:style-name="T5"><text:line-break/></text:span><text:span text:style-name="T3">中國大陸也好俄羅斯也好美英澳日韓都行。</text:span><text:span text:style-name="T5"><text:line-break/><text:line-break/><text:line-break/></text:span></text:p>
      <text:p text:style-name="P5"><text:span text:style-name="T2">陳真</text:span><text:span text:style-name="T3"><text:s/>  |  2021.03.11 02:24   |   </text:span><text:a xlink:type="simple" xlink:href="http://palinfo.habago.org/Entry?Command=Information_PrintForum#FORUM40384"><text:span text:style-name="T4">#</text:span></text:a></text:p>
      <text:p text:style-name="P7"><text:span text:style-name="T3">謝謝兩位。指教說不上，我倒是經常懷疑台灣有多少人能認同我在政治上的想法，更不用說政治以外、關於價值觀或生活與思想等等方面的態度了，認同者，應該一個巴掌就能數完吧？</text:span><text:span text:style-name="T5"><text:line-break/><text:line-break/></text:span><text:span text:style-name="T3">其實，別說認同，絕大多數人對我說的話，恐怕連信都不會信，畢竟不是那樣的「物種」，很難體會那樣的生活、那樣的「語言」，那樣的渴望。</text:span><text:span text:style-name="T5"><text:line-break/><text:line-break/></text:span><text:span text:style-name="T3">當你知道你的想法幾乎不可能會有人相信時，你要嘛躲開人群，要嘛就盡量迎合，好讓自己看起來像個正常人。</text:span><text:span text:style-name="T5"><text:line-break/><text:line-break/></text:span><text:span text:style-name="T3">我是大師沒錯，不過卻是「迎合」大師，專門迎合別人的人；從小到大，似乎永遠就只能迎合他人，畢竟他人意味著「群眾」，意味著主流品味。</text:span><text:span text:style-name="T5"><text:line-break/><text:line-break/></text:span><text:span text:style-name="T3">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5"><text:line-break/><text:line-break/></text:span><text:span text:style-name="T3">還好現在總算有一個我可以不用迎合、不用看對方臉色的人，那就是現年五歲半的小可愛；我不但不用迎合她，還能管她，罵她，教訓她；當她高興時，我甚至還能叫她罰站；似乎惟有她真心覺得把拔很厲害。</text:span><text:span text:style-name="T5"><text:line-break/><text:line-break/></text:span><text:span text:style-name="T3">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5"><text:line-break/><text:line-break/></text:span><text:span text:style-name="T3">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5"><text:line-break/><text:line-break/></text:span><text:span text:style-name="T3">這些深層話語算是題外話，敬請各位不用回應。至於題內話就是政治。人們關心的無非就是政治。</text:span><text:span text:style-name="T5"> <text:line-break/><text:line-break/></text:span><text:span text:style-name="T3">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5"><text:line-break/><text:line-break/></text:span><text:span text:style-name="T3">即便是「稱讚」，我也心知肚明那其實就是輕視，就好像我們到了動物園，看到猴子比方說會剝花生殼，會踩單車，我們就稱讚說「哇！這猴子好聰明哦」。你覺得這是一種稱讚嗎？</text:span><text:span text:style-name="T5"><text:line-break/><text:line-break/></text:span><text:span text:style-name="T3">有時候想，也許我該展現一下自己的「厲害史」，或是裝出很厲害的樣子，但是，那其實只會讓我看起來更可笑而已。因為人們看你厲不厲害，是看你眼前的社會份量，不是看你的真本事或實質貢獻。</text:span><text:span text:style-name="T5">  <text:line-break/><text:line-break/></text:span><text:span text:style-name="T3">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5"><text:line-break/><text:line-break/></text:span><text:span text:style-name="T3">這樣一種「挑著看」的閱讀方式，其實意義不大，往往只是增添更多誤解而已。若我的文字有什麼值得看的價值，那就最好是直接來「巴勒網」或「親系譜」</text:span><text:span text:style-name="T5">(</text:span><text:span text:style-name="T3">我已刪掉很多</text:span><text:span text:style-name="T5">) </text:span><text:span text:style-name="T3">看，全面性地看，至少把二十多年來的全部看過一遍，也許會比較少誤解。</text:span><text:span text:style-name="T5"><text:line-break/><text:line-break/></text:span><text:span text:style-name="T3">更大的誤解來自</text:span><text:span text:style-name="T5">context</text:span><text:span text:style-name="T3">，這詞很難翻譯，語境？範疇？脈絡？好像都不貼切。這意思是說，即便只是一個字，也會有它所屬的必然範疇，就像「家」一樣。一旦脫離了這個「家」，意義往往就扭曲了，甚至顯得很不堪。</text:span><text:span text:style-name="T5"><text:line-break/><text:line-break/></text:span><text:span text:style-name="T3">凡屬「告白」</text:span><text:span text:style-name="T5">(confession)</text:span><text:span text:style-name="T3">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5"><text:line-break/><text:line-break/></text:span><text:span text:style-name="T3">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5"><text:line-break/><text:line-break/></text:span><text:span text:style-name="T3">在島內，我向來儘可能不與人談政治，因為你只能迎合他人既定的可笑思維架構；即便是表面立場似乎相近者也一樣，彼此之間的「基本認知」往往南轅北轍。</text:span><text:span text:style-name="T5"><text:line-break/><text:line-break/></text:span><text:span text:style-name="T3">如果連政治都沒法談，那麼，更為微妙之價值觀與生活、乃至「做為一個人應當如何活著」的美麗與哀愁，就更不可能談了。</text:span><text:span text:style-name="T5"><text:line-break/><text:line-break/></text:span><text:span text:style-name="T3">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5"><text:line-break/><text:line-break/></text:span><text:span text:style-name="T3">為什麼呢？因為我只是說出一些無可爭議的基本事實，說出某種人心之所嚮，說出人性的共通基礎，而不是說出什麼觀點。我對觀點或意見這類東西始終不感興趣。</text:span><text:span text:style-name="T5"> <text:line-break/><text:line-break/></text:span><text:span text:style-name="T3">至於我對年輕人有什麼建議？我沒有建議，我只是覺得，年輕人也好，老年人也罷，最好不要當腦殘，不要被人渣給賣了還幫人渣數鈔票。</text:span><text:span text:style-name="T5"><text:line-break/><text:line-break/></text:span><text:span text:style-name="T3">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5"><text:line-break/><text:line-break/></text:span><text:span text:style-name="T3">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5"><text:line-break/><text:line-break/></text:span><text:span text:style-name="T3">如前所說，我對人們僅僅專注於政治</text:span><text:span text:style-name="T5"><text:s/>(</text:span><text:span text:style-name="T3">尤其是專注於藍綠政治</text:span><text:span text:style-name="T5">)</text:span><text:span text:style-name="T3">常常感到很無奈，尤其害怕人們找我談政治，我常不知道要從何談起，只能很尷尬地勉強附和或有一搭沒一搭地說著。</text:span><text:span text:style-name="T5"><text:line-break/><text:line-break/></text:span><text:span text:style-name="T3">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5"><text:line-break/><text:line-break/></text:span><text:span text:style-name="T3">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5">--</text:span><text:span text:style-name="T3">「我」。不了解「我」，如何了解「我」底下所呈現的世界？</text:span><text:span text:style-name="T5"><text:line-break/><text:line-break/></text:span><text:span text:style-name="T3">這些話很容易被誤解，會讓人以為了解「我」就是了解某個人的生平或學經歷等等這些死資料。完全不是那個意思，只是我也沒法講得更清楚了。</text:span><text:span text:style-name="T5"><text:line-break/><text:line-break/></text:span><text:span text:style-name="T3">二十幾年前，我寫過一篇文章叫做「一個重劑量的我我我」，忘了具體寫了些什麼，只記得我引用了亨利梭羅</text:span><text:span text:style-name="T5"><text:s/>(Henry David Thoreau) </text:span><text:span text:style-name="T3">的一篇文章叫做《</text:span><text:span text:style-name="T5">Life without principle</text:span><text:span text:style-name="T3">》的一段話如下：</text:span><text:span text:style-name="T5"><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3">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5"><text:line-break/><text:line-break/></text:span><text:span text:style-name="T3">梭羅說他不希望人們只是要聽他講些好聽的話，或是講些觀眾肯定會很認同的想法。梭羅說，既然要聽我講話，我肯定會給大家「一個重劑量的我我我」</text:span><text:span text:style-name="T5">(a strong dose of myself)</text:span><text:span text:style-name="T3">」，哪怕這個「我我我」讓人覺得乏味至極。</text:span><text:span text:style-name="T5"><text:line-break/><text:line-break/></text:span><text:span text:style-name="T3">尼采說：「所有哲學都是自傳」。這話很有道理，即便是純粹抽象的數學哲學或邏輯，也是一種「自傳」，反映了作者的個人種種。</text:span><text:span text:style-name="T5"><text:line-break/><text:line-break/></text:span><text:span text:style-name="T3">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5">......</text:span><text:span text:style-name="T3">整個都是「我」，而且對應於一個「大寫的我」。</text:span><text:span text:style-name="T5"><text:line-break/><text:line-break/></text:span><text:span text:style-name="T3">沈從文的墓石上刻著他的一段話：「照我思索，能理解我，照我思索，可認識人。」至少對極少數一些怪人來說，理解「我」很重要，惟有理解「我」，才有可能適當理解「我」所說出、所感受、所看到的一切。</text:span></text:p>
      <text:p text:style-name="P5"><text:span text:style-name="T3">A Hsin   |  2021.03.10 17:42   |   </text:span><text:a xlink:type="simple" xlink:href="http://palinfo.habago.org/Entry?Command=Information_PrintForum#FORUM40383"><text:span text:style-name="T4">#</text:span></text:a></text:p>
      <text:p text:style-name="P6"><text:span text:style-name="T3">謝謝陳醫師的文章</text:span><text:span text:style-name="T5">,</text:span><text:span text:style-name="T3">有別於主流媒體</text:span><text:span text:style-name="T5">,</text:span><text:span text:style-name="T3">看這裡文章是開了眼界</text:span><text:span text:style-name="T5">,<text:line-break/></text:span><text:span text:style-name="T3">例如所謂民主選舉，其實就像選左手或選右手一樣，選來選去都是同一個人。</text:span><text:span text:style-name="T5"><text:line-break/></text:span><text:span text:style-name="T3">美國主子養了國民兩黨兩條狗</text:span><text:span text:style-name="T5">,</text:span><text:span text:style-name="T3">如何在背後操弄教育和媒體等等</text:span><text:span text:style-name="T5">,<text:line-break/><text:line-break/></text:span><text:span text:style-name="T3">想請教陳醫師</text:span><text:span text:style-name="T5">,</text:span><text:span text:style-name="T3">對於台灣年輕人有什麼建議</text:span><text:span text:style-name="T5">,<text:line-break/></text:span><text:span text:style-name="T3">感覺台灣未來被掌權者們逐漸掏空</text:span><text:span text:style-name="T5">,</text:span><text:span text:style-name="T3">一年不如一年</text:span><text:span text:style-name="T5">,</text:span><text:span text:style-name="T3">已經不可逆轉</text:span><text:span text:style-name="T5">,<text:line-break/><text:line-break/></text:span><text:span text:style-name="T3">最近看到如底下附圖，來比較三個東西這</text:span><text:span text:style-name="T5">20</text:span><text:span text:style-name="T3">年來的漲幅：</text:span><text:span text:style-name="T5"><text:line-break/></text:span><text:a xlink:type="simple" xlink:href="https://upload.cc/i1/2021/01/10/Vra4Op.jpeg"><text:span text:style-name="T7">https://upload.cc/i1/2021/01/10/Vra4Op.jpeg</text:span></text:a><text:span text:style-name="T5"><text:line-break/>1. </text:span><text:span text:style-name="T3">上面附圖：</text:span><text:span text:style-name="T5">2001-2020</text:span><text:span text:style-name="T3">年這</text:span><text:span text:style-name="T5">20</text:span><text:span text:style-name="T3">年來台灣房價指數從</text:span><text:span text:style-name="T5">100</text:span><text:span text:style-name="T3">漲到</text:span><text:span text:style-name="T5">300</text:span><text:span text:style-name="T3">，台灣的房價漲</text:span><text:span text:style-name="T5">3</text:span><text:span text:style-name="T3">倍！</text:span><text:span text:style-name="T5"><text:line-break/><text:line-break/>2. </text:span><text:span text:style-name="T3">中間兩個附圖：</text:span><text:span text:style-name="T5">2001</text:span><text:span text:style-name="T3">年平均薪資</text:span><text:span text:style-name="T5">33000</text:span><text:span text:style-name="T3">多，</text:span><text:span text:style-name="T5">2020</text:span><text:span text:style-name="T3">年</text:span><text:span text:style-name="T5">40000</text:span><text:span text:style-name="T3">左右，台灣受薪階級薪水漲約</text:span><text:span text:style-name="T5">2<text:line-break/>0%</text:span><text:span text:style-name="T3">，也就是這</text:span><text:span text:style-name="T5">20</text:span><text:span text:style-name="T3">年來台灣薪資漲</text:span><text:span text:style-name="T5">1.2</text:span><text:span text:style-name="T3">倍！</text:span><text:span text:style-name="T5"><text:line-break/><text:line-break/>3. </text:span><text:span text:style-name="T3">右下角附圖：台灣歷年物價通膨漲幅普遍在</text:span><text:span text:style-name="T5">2%</text:span><text:span text:style-name="T3">左右，所以</text:span><text:span text:style-name="T5">2001-2020</text:span><text:span text:style-name="T3">這</text:span><text:span text:style-name="T5">20</text:span><text:span text:style-name="T3">年來物價漲了</text:span><text:span text:style-name="T5"><text:line-break/>1.02</text:span><text:span text:style-name="T3">的</text:span><text:span text:style-name="T5">20</text:span><text:span text:style-name="T3">次方</text:span><text:span text:style-name="T5">=1.486</text:span><text:span text:style-name="T3">，漲了</text:span><text:span text:style-name="T5">48.6%</text:span><text:span text:style-name="T3">，算</text:span><text:span text:style-name="T5">50%</text:span><text:span text:style-name="T3">好了，所以這</text:span><text:span text:style-name="T5">20</text:span><text:span text:style-name="T3">年來物價漲了</text:span><text:span text:style-name="T5">50%</text:span><text:span text:style-name="T3">，物價漲</text:span><text:span text:style-name="T5">1.5</text:span><text:span text:style-name="T3">倍</text:span><text:span text:style-name="T5"><text:line-break/></text:span><text:span text:style-name="T3">！（</text:span><text:span text:style-name="T5">20</text:span><text:span text:style-name="T3">年前滷肉飯一碗</text:span><text:span text:style-name="T5">$25</text:span><text:span text:style-name="T3">，現在</text:span><text:span text:style-name="T5">$40</text:span><text:span text:style-name="T3">元，牛肉麵</text:span><text:span text:style-name="T5">20</text:span><text:span text:style-name="T3">年前一碗</text:span><text:span text:style-name="T5">$60</text:span><text:span text:style-name="T3">，現在</text:span><text:span text:style-name="T5">$90</text:span><text:span text:style-name="T3">元，彰化肉圓</text:span><text:span text:style-name="T5">20<text:line-break/></text:span><text:span text:style-name="T3">年前小顆的一顆</text:span><text:span text:style-name="T5">$25</text:span><text:span text:style-name="T3">元，現在</text:span><text:span text:style-name="T5">$40</text:span><text:span text:style-name="T3">元，都是</text:span><text:span text:style-name="T5">20</text:span><text:span text:style-name="T3">年漲</text:span><text:span text:style-name="T5">1.5</text:span><text:span text:style-name="T3">倍，差不多這樣沒錯吧？！）</text:span><text:span text:style-name="T5"><text:line-break/><text:line-break/></text:span><text:span text:style-name="T3">總結，這</text:span><text:span text:style-name="T5">20</text:span><text:span text:style-name="T3">年來台灣：</text:span><text:span text:style-name="T5"><text:line-break/>- </text:span><text:span text:style-name="T3">房價漲</text:span><text:span text:style-name="T5">3</text:span><text:span text:style-name="T3">倍！</text:span><text:span text:style-name="T5"><text:line-break/>- </text:span><text:span text:style-name="T3">物價漲</text:span><text:span text:style-name="T5">1.5</text:span><text:span text:style-name="T3">倍！</text:span><text:span text:style-name="T5"><text:line-break/>- </text:span><text:span text:style-name="T3">薪資漲</text:span><text:span text:style-name="T5">1.2</text:span><text:span text:style-name="T3">倍！</text:span><text:span text:style-name="T5"><text:line-break/><text:line-break/></text:span><text:span text:style-name="T3">以上</text:span><text:span text:style-name="T5">,</text:span><text:span text:style-name="T3">台灣年輕人是不是只剩出國發展一條路</text:span><text:span text:style-name="T5">.</text:span></text:p>
      <text:p text:style-name="P5"><text:span text:style-name="T2">念承</text:span><text:span text:style-name="T3"><text:s/>  |  2021.03.10 14:46   |   </text:span><text:a xlink:type="simple" xlink:href="http://palinfo.habago.org/Entry?Command=Information_PrintForum#FORUM40382"><text:span text:style-name="T4">#</text:span></text:a></text:p>
      <text:p text:style-name="P7"><text:span text:style-name="T3">陳醫生你好</text:span><text:span text:style-name="T5">~<text:line-break/></text:span><text:span text:style-name="T3">您的分析力讓我們島民開化許多</text:span><text:span text:style-name="T5"><text:line-break/></text:span><text:span text:style-name="T3">小弟跪求大師多多多多指教</text:span></text:p>
      <text:p text:style-name="P2">陳真   |  2021.03.09 19:12   |   <text:a xlink:type="simple" xlink:href="http://palinfo.habago.org/Entry?Command=Information_PrintForum#FORUM40381"><text:span text:style-name="T1">#</text:span></text:a></text:p>
      <text:p text:style-name="P3">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2">李念淨   |  2021.03.09 17:47   |   <text:a xlink:type="simple" xlink:href="http://palinfo.habago.org/Entry?Command=Information_PrintForum#FORUM40380"><text:span text:style-name="T1">#</text:span></text:a></text:p>
      <text:p text:style-name="P4">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9">https://m.weibo.cn/status/4612630322352990</text:span></text:a><text:s/><text:line-break/><text:line-break/>------ <text:line-break/><text:line-break/>可以說整理得相當清楚了。 </text:p>
      <text:p text:style-name="P2">陳真   |  2021.03.09 11:13   |   <text:a xlink:type="simple" xlink:href="http://palinfo.habago.org/Entry?Command=Information_PrintForum#FORUM40379"><text:span text:style-name="T1">#</text:span></text:a></text:p>
      <text:p text:style-name="P3">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9">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2">陳真   |  2021.03.09 11:01   |   <text:a xlink:type="simple" xlink:href="http://palinfo.habago.org/Entry?Command=Information_PrintForum#FORUM40378"><text:span text:style-name="T1">#</text:span></text:a></text:p>
      <text:p text:style-name="P4">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2">梁裕康   |  2021.03.09 10:16   |   <text:a xlink:type="simple" xlink:href="http://palinfo.habago.org/Entry?Command=Information_PrintForum#FORUM40377"><text:span text:style-name="T1">#</text:span></text:a></text:p>
      <text:p text:style-name="P3">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2">孫韋懷   |  2021.03.09 01:31   |   <text:a xlink:type="simple" xlink:href="http://palinfo.habago.org/Entry?Command=Information_PrintForum#FORUM40376"><text:span text:style-name="T1">#</text:span></text:a></text:p>
      <text:p text:style-name="P4">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2">陳真   |  2021.03.09 00:45   |   <text:a xlink:type="simple" xlink:href="http://palinfo.habago.org/Entry?Command=Information_PrintForum#FORUM40375"><text:span text:style-name="T1">#</text:span></text:a></text:p>
      <text:p text:style-name="P3">(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2">梁裕康   |  2021.03.08 15:16   |   <text:a xlink:type="simple" xlink:href="http://palinfo.habago.org/Entry?Command=Information_PrintForum#FORUM40374"><text:span text:style-name="T1">#</text:span></text:a></text:p>
      <text:p text:style-name="P4">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2">鶴翔   |  2021.03.08 09:42   |   <text:a xlink:type="simple" xlink:href="http://palinfo.habago.org/Entry?Command=Information_PrintForum#FORUM40373"><text:span text:style-name="T1">#</text:span></text:a></text:p>
      <text:p text:style-name="P3">陳醫師 您好: <text:line-break/>您的回應速度除甚為迅速，內容更是豐富、精采!效率真的超強!超強! <text:line-break/>再次由衷感謝不吝指教。 <text:line-break/>謹祝 <text:line-break/>萬般順心 幸福美滿 </text:p>
      <text:p text:style-name="P2">陳真   |  2021.03.08 01:49   |   <text:a xlink:type="simple" xlink:href="http://palinfo.habago.org/Entry?Command=Information_PrintForum#FORUM40372"><text:span text:style-name="T1">#</text:span></text:a></text:p>
      <text:p text:style-name="P3">(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2">鶴翔   |  2021.03.08 01:12   |   <text:a xlink:type="simple" xlink:href="http://palinfo.habago.org/Entry?Command=Information_PrintForum#FORUM40371"><text:span text:style-name="T1">#</text:span></text:a></text:p>
      <text:p text:style-name="P4">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2">陳真   |  2021.03.07 17:59   |   <text:a xlink:type="simple" xlink:href="http://palinfo.habago.org/Entry?Command=Information_PrintForum#FORUM40370"><text:span text:style-name="T1">#</text:span></text:a></text:p>
      <text:p text:style-name="P3">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2">鶴翔   |  2021.03.07 09:41   |   <text:a xlink:type="simple" xlink:href="http://palinfo.habago.org/Entry?Command=Information_PrintForum#FORUM40369"><text:span text:style-name="T1">#</text:span></text:a></text:p>
      <text:p text:style-name="P4">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9">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2">陳真   |  2021.03.07 00:24   |   <text:a xlink:type="simple" xlink:href="http://palinfo.habago.org/Entry?Command=Information_PrintForum#FORUM40368"><text:span text:style-name="T1">#</text:span></text:a></text:p>
      <text:p text:style-name="P3">(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5"><text:span text:style-name="T2">懷軒</text:span><text:span text:style-name="T3"><text:s/>  |  2021.03.06 04:12   |   </text:span><text:a xlink:type="simple" xlink:href="http://palinfo.habago.org/Entry?Command=Information_PrintForum#FORUM40367"><text:span text:style-name="T4">#</text:span></text:a></text:p>
      <text:p text:style-name="P6"><text:span text:style-name="T3">裕康，你好，</text:span><text:span text:style-name="T5"><text:line-break/><text:line-break/></text:span><text:span text:style-name="T3">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5"><text:line-break/><text:line-break/></text:span><text:span text:style-name="T3">我不是回答問題啦，只是對你回覆的問題中「有意義」的語言要有「無意義」或「隱喻」做為基礎的一個想法，我不認為兩者是基礎與建築一般的關係。</text:span><text:span text:style-name="T5"><text:line-break/><text:line-break/></text:span><text:span text:style-name="T3">懷軒</text:span></text:p>
      <text:p text:style-name="P5"><text:span text:style-name="T2">梁裕康</text:span><text:span text:style-name="T3"><text:s/>  |  2021.03.05 11:47   |   </text:span><text:a xlink:type="simple" xlink:href="http://palinfo.habago.org/Entry?Command=Information_PrintForum#FORUM40366"><text:span text:style-name="T4">#</text:span></text:a></text:p>
      <text:p text:style-name="P7"><text:span text:style-name="T3">陳真大哥，</text:span><text:span text:style-name="T5"><text:line-break/><text:line-break/></text:span><text:span text:style-name="T3">您的見解給我很多啟發，但也帶來一些問題。底下是我的理解。</text:span><text:span text:style-name="T5"><text:line-break/><text:line-break/></text:span><text:span text:style-name="T3">您似乎對語言作了分類：「有意義的」</text:span><text:span text:style-name="T5"><text:s/>vs. </text:span><text:span text:style-name="T3">「無意義的」或「隱喻的」。即便「有意義的」語言體系存在，也必然是在「隱喻的」語言基礎上所建立，因此說到底，在某種意義上，所有的語言都必然是「隱喻的」。</text:span><text:span text:style-name="T5"><text:line-break/><text:line-break/></text:span><text:span text:style-name="T3">但是人存在某種自然主義式的</text:span><text:span text:style-name="T5">inclination</text:span><text:span text:style-name="T3">，會對某些隱喻產生相同的理解。如果有人看不懂，要麼就是如您所自嘲「畫圖技術太差」，要麼就是缺乏相同的生命形式而無法共感。</text:span><text:span text:style-name="T5"><text:line-break/><text:line-break/></text:span><text:span text:style-name="T3">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5"><text:line-break/><text:line-break/></text:span><text:span text:style-name="T3">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5">(expression)</text:span><text:span text:style-name="T3">而非解釋</text:span><text:span text:style-name="T5">(explanation)</text:span><text:span text:style-name="T3">。然而如果連歷史書寫也可以如您所說的「自由開放」，那麼歷史這個學科的本質會是什麼？難道不是追求真實或真相</text:span><text:span text:style-name="T5">(truth)</text:span><text:span text:style-name="T3">嗎？記得以前在讀</text:span><text:span text:style-name="T5">K. Popper</text:span><text:span text:style-name="T3">時，老師提過按照</text:span><text:span text:style-name="T5">Popper</text:span><text:span text:style-name="T3">的論點，即使無法找到真相，至少也能「逼近」真相。這個論點是否正確？</text:span><text:span text:style-name="T5"><text:line-break/><text:line-break/></text:span><text:span text:style-name="T3">老實說我非常同意您對歷史這個學科的詮釋，但是如此一來歷史到底告訴了我們，我反而迷糊了。</text:span><text:span text:style-name="T5"><text:line-break/><text:line-break/></text:span><text:span text:style-name="T3">梁裕康敬上</text:span></text:p>
      <text:p text:style-name="P5"><text:span text:style-name="T2">陳真</text:span><text:span text:style-name="T3"><text:s/>  |  2021.03.04 23:54   |   </text:span><text:a xlink:type="simple" xlink:href="http://palinfo.habago.org/Entry?Command=Information_PrintForum#FORUM40365"><text:span text:style-name="T4">#</text:span></text:a></text:p>
      <text:p text:style-name="P6"><text:span text:style-name="T5">(</text:span><text:span text:style-name="T3">續</text:span><text:span text:style-name="T5">)<text:line-break/><text:line-break/></text:span><text:span text:style-name="T3">裕康，</text:span><text:span text:style-name="T5"><text:line-break/>  <text:line-break/></text:span><text:span text:style-name="T3">你的另一個問題是這樣說的：</text:span><text:span text:style-name="T5"><text:line-break/><text:line-break/></text:span><text:span text:style-name="T3">「這些個別看來無意義的線條組合起來之所以看起來會讓我們產生『笑臉』的認知，有沒有可能是來自於『約定』</text:span><text:span text:style-name="T5">(convention)</text:span><text:span text:style-name="T3">而非您所說的隱喻般的啟發？」</text:span><text:span text:style-name="T5"><text:line-break/><text:line-break/></text:span><text:span text:style-name="T3">我的回答是：</text:span><text:span text:style-name="T5"><text:line-break/><text:line-break/></text:span><text:span text:style-name="T3">當然可以是「約定俗成」啊，這跟我的「隱喻」觀並不衝突，畢竟我說的「隱喻」並不是一種「知識論」的概念。這也許讓它在概念上似乎顯得有點空洞，但是，「反知識論」實際上也是「『我的』維根斯坦」的主要想法。</text:span><text:span text:style-name="T5"><text:line-break/><text:line-break/></text:span><text:span text:style-name="T3">我的指導教授經常說，他有兩個學生很特別，各趨極端：一個是比我早幾年入學的學姐</text:span><text:span text:style-name="T5">(</text:span><text:span text:style-name="T3">不是我家裏那一個學姐</text:span><text:span text:style-name="T5">)</text:span><text:span text:style-name="T3">，凡事都是可知可論可議可想，另一個指的就是我，則是企圖終結知識論，凡事指向語言的極限、認知的盡頭。</text:span><text:span text:style-name="T5"><text:line-break/><text:line-break/></text:span><text:span text:style-name="T3">不過，姑且進入知識論的概念領域來講，你的「約定」論恐怕很難自圓其說。為什麼呢？因為無俗可約，如何能定？一堆無意義的東西</text:span><text:span text:style-name="T5">$^*#I(#%!@#</text:span><text:span text:style-name="T3">，憑什麼樣的認知基礎來做出約定？</text:span><text:span text:style-name="T5"><text:line-break/><text:line-break/></text:span><text:span text:style-name="T3">倘若人們在這樣一團鬼畫符的迷霧中，紛紛得出類似的「看法」或者說「意義」</text:span><text:span text:style-name="T5">(</text:span><text:span text:style-name="T3">亦即一張「笑臉」</text:span><text:span text:style-name="T5">)</text:span><text:span text:style-name="T3">，那也不是因為我們事先對於「笑臉」的線條組成有任何社會共識或約定，而比較像是一種直覺不是嗎？也就是說，它是屬於物種的，自然主義的，而非社會的。</text:span><text:span text:style-name="T5"><text:line-break/><text:line-break/></text:span><text:span text:style-name="T3">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5"><text:line-break/><text:line-break/></text:span><text:span text:style-name="T3">也就是說，「隱喻式的表達」</text:span><text:span text:style-name="T5">(metaphorical expression) </text:span><text:span text:style-name="T3">自由開放到這樣一種程度：究竟它產生了何種意義，連作者也不知道，無人可鎖定其意涵，包括作者也做不到。</text:span><text:span text:style-name="T5"><text:line-break/><text:line-break/></text:span><text:span text:style-name="T3">在「有意義」的「語言世界」中，「自然化知識論者」</text:span><text:span text:style-name="T5">(naturalized epistemologist)</text:span><text:span text:style-name="T3">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5"><text:line-break/><text:line-break/></text:span><text:span text:style-name="T3">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5"><text:line-break/><text:line-break/></text:span><text:span text:style-name="T3">在「意義的跑道」上，不管什麼車，不管多科學多厲害，到頭來還是得透過某種所謂「規範性」</text:span><text:span text:style-name="T5">(normativity)</text:span><text:span text:style-name="T3">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5"><text:line-break/><text:line-break/></text:span><text:span text:style-name="T3">我覺得狗也是一樣，你指哪，牠就往哪看。很多動物也都是這樣。這不是因為我們開過協商大會而得出的約定或社會共識。</text:span><text:span text:style-name="T5"><text:line-break/><text:line-break/></text:span><text:span text:style-name="T3">總之，不管是自然論或社會論，到頭來都還是會碰到一堵牆，一道不可能跨越的鴻溝，碰到語言的界限。這部份我就不多說了。</text:span><text:span text:style-name="T5"><text:line-break/><text:line-break/></text:span><text:span text:style-name="T3">以上這些都是關乎「正常語言」，但是「詩」</text:span><text:span text:style-name="T5">(</text:span><text:span text:style-name="T3">或說「隱喻」</text:span><text:span text:style-name="T5">)</text:span><text:span text:style-name="T3">卻根本不存在這條「意義的跑道」上，因為它不是搭汽車</text:span><text:span text:style-name="T5">(</text:span><text:span text:style-name="T3">不管是自動車或社會人力車</text:span><text:span text:style-name="T5">)</text:span><text:span text:style-name="T3">，而是開太空飛船；它不是在平面上走動，而是三次元，長寬之外還有個高度；要往哪個方向飛更是說不準，更沒有找到意義的歸宿而停下來的問題。時空有多長，它就能飛多久飛多遠。</text:span><text:span text:style-name="T5"><text:line-break/><text:line-break/></text:span><text:span text:style-name="T3">我一直在寫一本書，上千頁，也許書名就叫做《</text:span><text:span text:style-name="T5">A Quiet Flight: Wittgenstein's Metaphor Expression</text:span><text:span text:style-name="T3">》。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5"><text:line-break/><text:line-break/></text:span><text:span text:style-name="T3">我的回答簡單講大概就是這樣。我講得很敢，因為那是講給我自己聽，我的左手寫給我的右手看，因此大言不慚。事實上，它很可能連一絲參考價值都談不上，聽聽就好。</text:span><text:span text:style-name="T5">   <text:line-break/><text:line-break/></text:span><text:span text:style-name="T3">另外，我還想說的是，我的那個「笑臉」的事件，帶有某種搞笑意圖，所以無須認真看待。</text:span><text:span text:style-name="T5"><text:line-break/><text:line-break/></text:span><text:span text:style-name="T3">除了搞笑，我當時的現場「揮毫」，畫下「笑臉」，拿它做為一種「隱喻」來談論「隱喻」，做為一個關乎所謂「無意義」</text:span><text:span text:style-name="T5">(nonsense) </text:span><text:span text:style-name="T3">如何取得意義或如何引起作用的例子，同時也想提供與會者一種「感覺」</text:span><text:span text:style-name="T5">(</text:span><text:span text:style-name="T3">我不好意思說啟發</text:span><text:span text:style-name="T5">)</text:span><text:span text:style-name="T3">就是：這些問題並沒有那麼難。它之所以顯得好像很難，許多時候只是因為我們先給自己莫名其妙設了限，然後再告訴自己說「好難哦，我好困惑哦，我卡住了，現在我不知道該怎麼走下一步了」。</text:span><text:span text:style-name="T5"><text:line-break/><text:line-break/></text:span><text:span text:style-name="T3">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5">(</text:span><text:span text:style-name="T3">假裝</text:span><text:span text:style-name="T5">)</text:span><text:span text:style-name="T3">有疑，彷彿這樣很享受或很聰明似的。</text:span><text:span text:style-name="T5"><text:line-break/><text:line-break/></text:span><text:span text:style-name="T3">我認識一位芬蘭的哲學家，幾年前過世，也是維根斯坦的研究者，叫做</text:span><text:span text:style-name="T5">Jaakko Hintikka</text:span><text:span text:style-name="T3">。我常提到應該是他說過的一個例子。他說，哲學家不過只是「揚起腳下幾粒灰塵」，卻很喜歡裝模作樣地說：唉呀，滿天疑雲啊，人家看不到前面的路了啦。</text:span><text:span text:style-name="T5"><text:line-break/><text:line-break/></text:span><text:span text:style-name="T3">不過，話說回來，為了平息腳下這幾粒灰塵，我們卻皓首窮經，虛擲一生，寧不可悲？</text:span><text:span text:style-name="T5"><text:line-break/><text:line-break/></text:span><text:span text:style-name="T3">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5"><text:line-break/><text:line-break/></text:span><text:span text:style-name="T3">哲學病的主要症狀就是癢，這也癢，那也癢。癢當然就要抓一抓，好不容易抓到破皮，終於不癢了。維根斯坦說，「這就是哲學最大的成就」了，從此就不用再從事哲學；因為既然不癢了，你還一直抓個不停幹啥呢？</text:span><text:span text:style-name="T5"><text:line-break/><text:line-break/></text:span><text:span text:style-name="T3">我癢了十幾年，好不容易不癢了。可是，自從有了小可愛之後，我感覺好像又開始癢起來，很擔心。</text:span><text:span text:style-name="T5"><text:line-break/><text:line-break/></text:span><text:span text:style-name="T3">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5"><text:line-break/><text:line-break/></text:span><text:span text:style-name="T3">也許這就是隱喻，聽起來好像鬼扯蛋，但它卻帶來某種奇妙的啟發和感情，帶來一種新的「眼光」。在這眼光底下，我們並非只是開創了「某一種」意義內涵，而是找到一種無限的可能性。</text:span></text:p>
      <text:p text:style-name="P5"><text:span text:style-name="T2">陳真</text:span><text:span text:style-name="T3"><text:s/>  |  2021.03.04 11:42   |   </text:span><text:a xlink:type="simple" xlink:href="http://palinfo.habago.org/Entry?Command=Information_PrintForum#FORUM40364"><text:span text:style-name="T4">#</text:span></text:a></text:p>
      <text:p text:style-name="P8"><text:span text:style-name="T2">裕康，只是開場白，我都還沒開始寫啊。有時間再回答第二題。</text:span><text:span text:style-name="T3"><text:line-break/><text:line-break/></text:span><text:span text:style-name="T2">具有藝術水平而且不沉重的愛情文藝片很多啊，伍迪艾倫的片，幾乎都是，都很好笑。比方說：</text:span><text:span text:style-name="T3"><text:line-break/><text:line-break/>1969</text:span><text:span text:style-name="T2">年：《傻瓜入獄記》（</text:span><text:span text:style-name="T3">Take the Money and Run</text:span><text:span text:style-name="T2">）</text:span><text:span text:style-name="T3"><text:line-break/>1977</text:span><text:span text:style-name="T2">年：《安妮霍爾》（</text:span><text:span text:style-name="T3">Annie Hall</text:span><text:span text:style-name="T2">）</text:span><text:span text:style-name="T3"><text:line-break/>1979</text:span><text:span text:style-name="T2">年：《曼哈頓》（</text:span><text:span text:style-name="T3">Manhattan</text:span><text:span text:style-name="T2">）</text:span><text:span text:style-name="T3"><text:line-break/>1982</text:span><text:span text:style-name="T2">年：《仲夏夜性喜劇》（</text:span><text:span text:style-name="T3">A Midsummer Night's Sex Comedy</text:span><text:span text:style-name="T2">）</text:span><text:span text:style-name="T3"><text:line-break/>1983</text:span><text:span text:style-name="T2">年：《變色龍》（</text:span><text:span text:style-name="T3">Zelig</text:span><text:span text:style-name="T2">）</text:span><text:span text:style-name="T3"><text:line-break/>1985</text:span><text:span text:style-name="T2">年：《開羅紫玫瑰》（</text:span><text:span text:style-name="T3">The Purple Rose of Cairo</text:span><text:span text:style-name="T2">）</text:span><text:span text:style-name="T3"><text:line-break/>1986</text:span><text:span text:style-name="T2">年：《漢娜姐妹》（</text:span><text:span text:style-name="T3">Hannah and Her Sisters</text:span><text:span text:style-name="T2">）</text:span><text:span text:style-name="T3"><text:line-break/>1987</text:span><text:span text:style-name="T2">年：《那個時代》（</text:span><text:span text:style-name="T3">Radio Days</text:span><text:span text:style-name="T2">）</text:span><text:span text:style-name="T3"><text:line-break/>1992</text:span><text:span text:style-name="T2">年：《賢伉儷》（</text:span><text:span text:style-name="T3">Husbands and Wives</text:span><text:span text:style-name="T2">）</text:span><text:span text:style-name="T3"><text:line-break/>1993</text:span><text:span text:style-name="T2">年：《曼哈頓謀殺疑案》（</text:span><text:span text:style-name="T3">Manhattan Murder Mystery</text:span><text:span text:style-name="T2">）</text:span><text:span text:style-name="T3"><text:line-break/>1994</text:span><text:span text:style-name="T2">年：《百老匯上空子彈》（</text:span><text:span text:style-name="T3">Bullets Over Broadway</text:span><text:span text:style-name="T2">）</text:span><text:span text:style-name="T3"><text:line-break/>1995</text:span><text:span text:style-name="T2">年：《非強力春藥》（</text:span><text:span text:style-name="T3">Mighty Aphrodite</text:span><text:span text:style-name="T2">）</text:span><text:span text:style-name="T3"><text:line-break/>2000</text:span><text:span text:style-name="T2">年：《時空竊賊》（</text:span><text:span text:style-name="T3">Small Time Crooks</text:span><text:span text:style-name="T2">）</text:span><text:span text:style-name="T3"><text:line-break/>1999</text:span><text:span text:style-name="T2">年：《甜美與卑微》（</text:span><text:span text:style-name="T3">Sweet and Lowdown</text:span><text:span text:style-name="T2">）</text:span><text:span text:style-name="T3"><text:line-break/>2005</text:span><text:span text:style-name="T2">年：《愛情決勝點》（</text:span><text:span text:style-name="T3">Match Point</text:span><text:span text:style-name="T2">）</text:span><text:span text:style-name="T3"><text:line-break/>2006</text:span><text:span text:style-name="T2">年：《遇上塔羅牌情人》（</text:span><text:span text:style-name="T3">Scoop</text:span><text:span text:style-name="T2">）</text:span><text:span text:style-name="T3"><text:line-break/>2007</text:span><text:span text:style-name="T2">年：《命運決勝點》（</text:span><text:span text:style-name="T3">Cassandra's Dream</text:span><text:span text:style-name="T2">）</text:span><text:span text:style-name="T3"><text:line-break/>2008</text:span><text:span text:style-name="T2">年：《情遇巴塞隆納》（</text:span><text:span text:style-name="T3">Vicky Cristina Barcelona</text:span><text:span text:style-name="T2">）</text:span><text:span text:style-name="T3"><text:line-break/>2009</text:span><text:span text:style-name="T2">年：《紐約遇到愛》（</text:span><text:span text:style-name="T3">Whatever Works</text:span><text:span text:style-name="T2">）</text:span><text:span text:style-name="T3"><text:line-break/>2010</text:span><text:span text:style-name="T2">年：《命中注定，遇見愛》（</text:span><text:span text:style-name="T3">You Will Meet a Tall Dark Stranger</text:span><text:span text:style-name="T2">）</text:span><text:span text:style-name="T3"><text:line-break/>2011</text:span><text:span text:style-name="T2">年：《午夜</text:span><text:span text:style-name="T3">·</text:span><text:span text:style-name="T2">巴黎》（</text:span><text:span text:style-name="T3">Midnight in Paris</text:span><text:span text:style-name="T2">）</text:span><text:span text:style-name="T3"><text:line-break/>2012</text:span><text:span text:style-name="T2">年：《愛上羅馬》（</text:span><text:span text:style-name="T3">To Rome With Love</text:span><text:span text:style-name="T2">）</text:span><text:span text:style-name="T3"><text:line-break/>2013</text:span><text:span text:style-name="T2">年：《藍色茉莉》（</text:span><text:span text:style-name="T3">Blue Jasmine</text:span><text:span text:style-name="T2">）</text:span><text:span text:style-name="T3"><text:line-break/>2014</text:span><text:span text:style-name="T2">年：《魔幻月光》（</text:span><text:span text:style-name="T3">Magic in the Moonlight</text:span><text:span text:style-name="T2">）</text:span><text:span text:style-name="T3"><text:line-break/>2015</text:span><text:span text:style-name="T2">年：《愛情失控點》（</text:span><text:span text:style-name="T3">Irrational Man</text:span><text:span text:style-name="T2">）</text:span><text:span text:style-name="T3"><text:line-break/>2017</text:span><text:span text:style-name="T2">年：《愛情摩天輪》（</text:span><text:span text:style-name="T3">Wonder Wheel</text:span><text:span text:style-name="T2">）</text:span><text:span text:style-name="T3"><text:line-break/></text:span></text:p>
      <text:p text:style-name="P5"><text:span text:style-name="T2">梁裕康</text:span><text:span text:style-name="T3"><text:s/>  |  2021.03.04 10:03   |   </text:span><text:a xlink:type="simple" xlink:href="http://palinfo.habago.org/Entry?Command=Information_PrintForum#FORUM40363"><text:span text:style-name="T4">#</text:span></text:a></text:p>
      <text:p text:style-name="P6"><text:span text:style-name="T3">陳真大哥好，</text:span><text:span text:style-name="T5"><text:line-break/><text:line-break/></text:span><text:span text:style-name="T3">多謝您的詳細回應。每次只是寥寥數語的疑問，都能獲得您幾十倍甚至幾百倍的回應。投資報酬率實在太高了。</text:span><text:span text:style-name="T5"><text:line-break/><text:line-break/></text:span><text:span text:style-name="T3">這個地方變得像是</text:span><text:span text:style-name="T5">call in</text:span><text:span text:style-name="T3">節目，即使很多意見都很精闢，但就是不對勁。您終究不是李濤，這裡也不是全民開講。我插不上話，只能問點自己感興趣的東西。</text:span><text:span text:style-name="T5"><text:line-break/><text:line-break/></text:span><text:span text:style-name="T3">言行一致的人總是讓我欽佩，我自己就很窩囊做不到這點。誰是真正理解維根斯坦的人，我們就心照不宣了。</text:span><text:span text:style-name="T5"><text:line-break/><text:line-break/></text:span><text:span text:style-name="T3">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5"><text:line-break/><text:line-break/></text:span><text:span text:style-name="T3">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5"><text:s/>thirst </text:span><text:span text:style-name="T3">也有相同的感覺。</text:span><text:span text:style-name="T5"><text:line-break/><text:line-break/></text:span><text:span text:style-name="T3">能否推薦其他一些沒那麼沉重的片子？</text:span><text:span text:style-name="T5"><text:line-break/><text:line-break/></text:span><text:span text:style-name="T3">感恩感恩！！</text:span><text:span text:style-name="T5"><text:line-break/><text:line-break/></text:span><text:span text:style-name="T3">梁裕康敬上</text:span></text:p>
      <text:p text:style-name="P5"><text:span text:style-name="T2">陳真</text:span><text:span text:style-name="T3"><text:s/>  |  2021.03.04 02:08   |   </text:span><text:a xlink:type="simple" xlink:href="http://palinfo.habago.org/Entry?Command=Information_PrintForum#FORUM40362"><text:span text:style-name="T4">#</text:span></text:a></text:p>
      <text:p text:style-name="P7"><text:span text:style-name="T3">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5"><text:line-break/><text:line-break/></text:span><text:span text:style-name="T3">你的問題我先回答簡單的。</text:span><text:span text:style-name="T5"><text:line-break/><text:line-break/></text:span><text:span text:style-name="T3">你問說：「為什麼要用『斷然』</text:span><text:span text:style-name="T5">(resolute)</text:span><text:span text:style-name="T3">來描述這種說法？」</text:span><text:span text:style-name="T5"><text:line-break/><text:line-break/></text:span><text:span text:style-name="T3">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5"><text:line-break/><text:line-break/></text:span><text:span text:style-name="T3">早期的維根斯坦如此，晚期的想法其實也一樣。在這一點上，包括在「無意義」</text:span><text:span text:style-name="T5">(nonsense) </text:span><text:span text:style-name="T3">的概念上，前後期並沒有改變。</text:span><text:span text:style-name="T5"><text:line-break/><text:line-break/></text:span><text:span text:style-name="T3">可是，他的這些「告白」，很多研究者卻視而不見。比方說，最早期的大多數研究者，或他的哲學同好，例如羅素或維也納學派</text:span><text:span text:style-name="T5"><text:s/>(Vienna Circle) </text:span><text:span text:style-name="T3">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5"><text:line-break/><text:line-break/></text:span><text:span text:style-name="T3">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5"><text:line-break/><text:line-break/></text:span><text:span text:style-name="T3">這就好像一個人反英雄，結果卻被人們視為「真正的」英雄一樣好笑</text:span><text:span text:style-name="T5"><text:s/>(</text:span><text:span text:style-name="T3">這是維根斯坦舉過的例子</text:span><text:span text:style-name="T5">)</text:span><text:span text:style-name="T3">，總之就是不願拋棄「意義」，因為一旦拋棄，接下來就不知道怎麼跟讀者交待了。</text:span><text:span text:style-name="T5"><text:line-break/><text:line-break/></text:span><text:span text:style-name="T3">於是，緊接著，「後現代派」出現了，他們認為「無意義就是無意義」，沒啥好耍賴的。</text:span><text:span text:style-name="T5"><text:line-break/><text:line-break/></text:span><text:span text:style-name="T3">可是，不管是傳統派或後現代派，當他們面對「拋棄樓梯」或「拋棄意義」之後該怎麼交待的問題時，往往就「龜縮」</text:span><text:span text:style-name="T5">(chicken out)</text:span><text:span text:style-name="T3">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5"><text:line-break/><text:line-break/></text:span><text:span text:style-name="T3">很有氣魄吧！這就是為何他們自稱「斷然人士」</text:span><text:span text:style-name="T5">(resolutist) </text:span><text:span text:style-name="T3">的原因。</text:span><text:span text:style-name="T5"><text:line-break/><text:line-break/></text:span><text:span text:style-name="T3">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5"><text:line-break/><text:line-break/></text:span><text:span text:style-name="T3">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5"><text:line-break/><text:line-break/></text:span><text:span text:style-name="T3">這也是為什麼維根斯坦總是叫他的學生去「幹點老實的工作」的原因，比方說去當工人，或是像我一樣，專心當奶爸，不再從事哲學。結果，當年全系只有那個最優秀的學生</text:span><text:span text:style-name="T5"><text:s/>(</text:span><text:span text:style-name="T3">由數學系轉來</text:span><text:span text:style-name="T5">)</text:span><text:span text:style-name="T3">，真的聽從了維根斯坦的忠言，跑去罐頭工廠工作，過著很辛苦的生活，後來死於戰火。維根斯坦對他的遭遇似乎很自責。</text:span><text:span text:style-name="T5"><text:line-break/><text:line-break/></text:span><text:span text:style-name="T3">最著名的「斷然人士」之一，叫做</text:span><text:span text:style-name="T5">James Conant</text:span><text:span text:style-name="T3">。他曾如此說道：任何人，如果他真的懂得維根斯坦，勢必會得出「放棄哲學」這樣一個結論。他說，這樣一種被維根斯坦所深深打下的「傷痕」，「似乎是第一流哲學家的一個共同記號」。</text:span><text:span text:style-name="T5"><text:line-break/><text:line-break/></text:span><text:span text:style-name="T3">半夜兩點了，先答一題，另外一題可能會寫比較多，我再找時間寫。</text:span></text:p>
      <text:p text:style-name="P5"><text:span text:style-name="T3">Ethan   |  2021.03.03 13:12   |   </text:span><text:a xlink:type="simple" xlink:href="http://palinfo.habago.org/Entry?Command=Information_PrintForum#FORUM40361"><text:span text:style-name="T4">#</text:span></text:a></text:p>
      <text:p text:style-name="P9"><text:span text:style-name="T2">達叔年輕到老拍過的電影介紹。</text:span><text:span text:style-name="T3"><text:s/></text:span><text:span text:style-name="T2">很多看過，很多也沒看過。</text:span><text:span text:style-name="T3"><text:line-break/></text:span><text:a xlink:type="simple" xlink:href="https://youtu.be/CrwYQds4Ug0"><text:span text:style-name="T10">https://youtu.be/CrwYQds4Ug0</text:span></text:a></text:p>
      <text:p text:style-name="P5"><text:span text:style-name="T3">Ethan   |  2021.03.03 12:53   |   </text:span><text:a xlink:type="simple" xlink:href="http://palinfo.habago.org/Entry?Command=Information_PrintForum#FORUM40360"><text:span text:style-name="T4">#</text:span></text:a></text:p>
      <text:p text:style-name="P8"><text:span text:style-name="T2">回味一下，達叔片段</text:span><text:span text:style-name="T3"><text:line-break/></text:span><text:a xlink:type="simple" xlink:href="https://youtu.be/g8U1pavksko"><text:span text:style-name="T10">https://youtu.be/g8U1pavksko</text:span></text:a><text:span text:style-name="T3"><text:line-break/></text:span></text:p>
      <text:p text:style-name="P5"><text:span text:style-name="T2">王修亮</text:span><text:span text:style-name="T3"><text:s/>  |  2021.03.03 11:59   |   </text:span><text:a xlink:type="simple" xlink:href="http://palinfo.habago.org/Entry?Command=Information_PrintForum#FORUM40359"><text:span text:style-name="T4">#</text:span></text:a></text:p>
      <text:p text:style-name="P6"><text:span text:style-name="T3">看了臉書上范光棣老先生的文，感慨。</text:span><text:span text:style-name="T5"><text:line-break/></text:span><text:span text:style-name="T3">我不喜歡談政治，是因為我對現代史非常不熟。</text:span><text:span text:style-name="T5"><text:line-break/><text:line-break/></text:span><text:span text:style-name="T3">不是不想學習，而是先父母身歷的苦難，與百多年中國人被各國荼毒殘殺，我及身而受。軟弱的我，觸及現代史就身心顫抖，無能卒讀。</text:span><text:span text:style-name="T5"><text:line-break/></text:span><text:span text:style-name="T3">就我所知道的部分已經如此難以忍受，偶一思及就是撕心裂肺的痛。</text:span><text:span text:style-name="T5"><text:line-break/></text:span><text:span text:style-name="T3">不敢多看也不想談。</text:span><text:span text:style-name="T5"><text:line-break/><text:line-break/></text:span><text:span text:style-name="T3">我公公是客家人，日據時代在日本讀電子通訊，他說中日戰爭時，每天都有教官去教室問學生，有沒有人要參軍，總有日本學生舉手。</text:span><text:span text:style-name="T5"><text:line-break/><text:line-break/></text:span><text:span text:style-name="T3">公公說：「我不舉手，我不是日本人！」</text:span><text:span text:style-name="T5"><text:line-break/></text:span><text:span text:style-name="T3">他受日本教育，曾受過國民黨迫害，三十年代一個留日學生，一生不願做國民黨的官，卻堅持自己是中國人。</text:span><text:span text:style-name="T5"><text:line-break/><text:line-break/></text:span><text:span text:style-name="T3">台灣當然包含在被各國荼毒殘殺之中！</text:span><text:span text:style-name="T5"><text:line-break/></text:span><text:span text:style-name="T3">台灣政客的的貪婪與謊言卻混淆蒙蔽著許多人！許多人也竟然願意被混淆蒙蔽。</text:span><text:span text:style-name="T5"><text:line-break/><text:line-break/></text:span><text:span text:style-name="T3">政治鬥爭是一時的，人民與文化是千年萬世的。</text:span><text:span text:style-name="T5"><text:line-break/><text:line-break/></text:span><text:span text:style-name="T3">范老有一點說的不對：在台灣，這篇文章別說百萬，最終傳不過千人吧！很可能我們最後都被黑了。</text:span><text:span text:style-name="T5"><text:line-break/></text:span><text:span text:style-name="T3">又如何呢！中國的命運早已不在台灣。</text:span><text:span text:style-name="T5"><text:line-break/>..................................................<text:line-break/></text:span><text:span text:style-name="T3">范老先生的文</text:span><text:span text:style-name="T5"><text:line-break/>..................................................<text:line-break/></text:span><text:span text:style-name="T3">范光棣</text:span><text:span text:style-name="T5"><text:s/></text:span><text:span text:style-name="T3">范光棣書院</text:span><text:span text:style-name="T5"><text:line-break/></text:span><text:span text:style-name="T3">最愛</text:span><text:span text:style-name="T5"><text:s/>· 1 </text:span><text:span text:style-name="T3">小時</text:span><text:span text:style-name="T5"><text:s/>·<text:line-break/></text:span><text:span text:style-name="T3">習近平在對日問題上，實現了偉大轉變。</text:span><text:span text:style-name="T5"><text:line-break/></text:span><text:span text:style-name="T3">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5"><text:line-break/></text:span><text:span text:style-name="T3">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5"><text:s/></text:span><text:span text:style-name="T3">民最終不會答應，這種和平太可怕。</text:span><text:span text:style-name="T5"><text:line-break/></text:span><text:span text:style-name="T3">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5"><text:line-break/></text:span><text:span text:style-name="T3">習近平做的第四件事情：正式確定慶祝抗日戰爭勝利日，今年作為</text:span><text:span text:style-name="T5"><text:s/>70</text:span><text:span text:style-name="T3">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5"><text:line-break/></text:span><text:span text:style-name="T3">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5"><text:line-break/></text:span><text:span text:style-name="T3">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5"><text:line-break/></text:span><text:span text:style-name="T3">對一個不承認南京大屠殺，不顧及</text:span><text:span text:style-name="T5"><text:s/>13</text:span><text:span text:style-name="T3">億中國人民感情的小日本，有必要給天皇這個戰爭首犯保留面子嗎？所以，中國正式提出天皇戰爭責任的問題，是一聲春雷，是對日政策的重大突破。這意味著，關於中日問題的最後一個禁區打破了。</text:span><text:span text:style-name="T5"><text:line-break/></text:span><text:span text:style-name="T3">中國決定自己來解決中日恩怨。中國的決心不指望任何人，在原則問題上甚至不會顧及日本全民的態度，以前所未有的強勢來敲打日本。</text:span><text:span text:style-name="T5"><text:line-break/></text:span><text:span text:style-name="T3">讓中國人民銘記歷史的真正原因。</text:span><text:span text:style-name="T5"><text:line-break/></text:span><text:span text:style-name="T3">如果這篇文章沒有幾百萬的傳發，中國人就真的失敗了！</text:span><text:span text:style-name="T5"><text:line-break/></text:span><text:span text:style-name="T3">讓我們行動起來，各傳發</text:span><text:span text:style-name="T5"><text:s/>20</text:span><text:span text:style-name="T3">人，打贏這場沒有硝煙的戰爭！</text:span></text:p>
      <text:p text:style-name="P5"><text:span text:style-name="T2">梁裕康</text:span><text:span text:style-name="T3"><text:s/>  |  2021.03.03 11:52   |   </text:span><text:a xlink:type="simple" xlink:href="http://palinfo.habago.org/Entry?Command=Information_PrintForum#FORUM40358"><text:span text:style-name="T4">#</text:span></text:a></text:p>
      <text:p text:style-name="P7"><text:span text:style-name="T3">陳真大哥好，</text:span><text:span text:style-name="T5"><text:line-break/><text:line-break/></text:span><text:span text:style-name="T3">想請教一個外行的問題，請別見笑。</text:span><text:span text:style-name="T5"><text:line-break/><text:line-break/></text:span><text:span text:style-name="T3">您提到對維根斯坦的「斷然派」解釋，並給了一個笑臉的例子作例證。</text:span><text:span text:style-name="T5"><text:line-break/><text:line-break/></text:span><text:span text:style-name="T3">我的問題是：這些個別看來無意義的線條組合起來之所以看起來會讓我們產生「笑臉」的認知，有沒有可能是來自於「約定」</text:span><text:span text:style-name="T5">(convention)</text:span><text:span text:style-name="T3">而非您所說的隱喻般的啟發？</text:span><text:span text:style-name="T5"><text:line-break/><text:line-break/></text:span><text:span text:style-name="T3">比方說假設有個社會的人，他們不用三條個別看來無意義的線段組合成一個箭頭來指示方向（例如→代表向右走），而是用三個圓圈（例如</text:span><text:span text:style-name="T5">ooO</text:span><text:span text:style-name="T3">代表向右走、</text:span><text:span text:style-name="T5">Ooo</text:span><text:span text:style-name="T3">代表向左走，大圈代表轉彎的方向）來表示。我們可以想像這個社會的人第一次看到箭頭時有可能根本不知道這是一個指示方向的符號，而就是一個無意義的東西。</text:span><text:span text:style-name="T5"><text:line-break/><text:line-break/></text:span><text:span text:style-name="T3">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5"><text:line-break/><text:line-break/></text:span><text:span text:style-name="T3">另外為什麼要用「斷然」</text:span><text:span text:style-name="T5">(resolute)</text:span><text:span text:style-name="T3">來描述這種說法？我不太懂其中的關係？</text:span><text:span text:style-name="T5"><text:line-break/><text:line-break/></text:span><text:span text:style-name="T3">門外漢的一點疑惑，還請您指教</text:span><text:span text:style-name="T5"><text:line-break/><text:line-break/></text:span><text:span text:style-name="T3">梁裕康敬上</text:span></text:p>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9">https://www.youtube.com/watch?v=QJ5uyDHfcxY</text:span></text:a><text:s/><text:line-break/><text:line-break/><text:a xlink:type="simple" xlink:href="https://www.youtube.com/watch?v=PFAUpsUuOss"><text:span text:style-name="T9">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